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family-generic="roman" style:font-pitch="variable" style:font-charset="x-symbol"/>
    <style:font-face style:name="NSimSun" svg:font-family="NSimSu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517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55cm" fo:min-width="5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3.428cm" fo:min-width="3.178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3.55cm" fo:min-width="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standard">
      <style:graphic-properties draw:stroke="none" svg:stroke-color="#000000" draw:fill="none" draw:fill-color="#ffffff" fo:min-height="0.47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/>
      <style:text-properties fo:font-size="12pt" style:font-size-asian="12pt" style:font-size-complex="12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/>
      <style:text-properties fo:color="#000000" style:font-name="NSimSun" fo:font-size="11pt" style:font-name-asian="NSimSun" style:font-size-asian="11pt" style:font-name-complex="NSimSun" style:font-size-complex="11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style:font-name="Webdings" fo:font-size="12pt" style:font-size-asian="12pt" style:font-size-complex="12pt"/>
    </style:style>
    <style:style style:name="T2" style:family="text">
      <style:text-properties style:font-name="微软雅黑" fo:font-size="12pt" style:font-size-asian="12pt" style:font-size-complex="12pt"/>
    </style:style>
    <style:style style:name="T3" style:family="text">
      <style:text-properties style:font-name="Webdings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Webdings" fo:font-size="15pt" style:font-name-asian="Webdings" style:font-size-asian="15pt" style:font-size-complex="15pt"/>
    </style:style>
    <style:style style:name="T6" style:family="text">
      <style:text-properties style:font-name="微软雅黑" fo:font-size="12pt" style:font-name-asian="Webdings" style:font-size-asian="12pt" style:font-size-complex="12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Webdings" fo:font-size="15pt" fo:font-style="normal" fo:text-shadow="none" style:text-underline-style="none" fo:font-weight="normal" style:letter-kerning="true" style:font-name-asian="Webdings" style:font-size-asian="15pt" style:font-style-asian="normal" style:font-weight-asian="normal" style:font-name-complex="NSimSun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NSimSun" fo:font-size="11pt" fo:font-style="normal" fo:text-shadow="none" style:text-underline-style="none" fo:font-weight="normal" style:letter-kerning="true" style:font-name-asian="NSimSun" style:font-size-asian="11pt" style:font-style-asian="normal" style:font-weight-asian="normal" style:font-name-complex="NSimSun" style:font-size-complex="1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NSimSun" fo:font-size="10pt" fo:font-style="normal" fo:text-shadow="none" style:text-underline-style="none" fo:font-weight="normal" style:letter-kerning="true" style:font-name-asian="NSimSun" style:font-size-asian="10pt" style:font-style-asian="normal" style:font-weight-asian="normal" style:font-name-complex="NSimSun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Webdings" fo:font-size="15pt" fo:font-style="normal" fo:text-shadow="none" style:text-underline-style="none" fo:font-weight="normal" style:letter-kerning="true" style:font-name-asian="NSimSun" style:font-size-asian="15pt" style:font-style-asian="normal" style:font-weight-asian="normal" style:font-name-complex="NSimSun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3" draw:layer="layout" svg:width="3.295cm" svg:height="2.767cm" svg:x="15.505cm" svg:y="3.4cm">
          <draw:text-box>
            <text:p text:style-name="P1"><text:span text:style-name="T1">图例</text:span><text:span text:style-name="T2">:</text:span></text:p>
            <text:p text:style-name="P2"><text:span text:style-name="T3">→</text:span><text:span text:style-name="T1"> </text:span><text:span text:style-name="T1">存取数据</text:span></text:p>
            <text:p text:style-name="P2"><text:span text:style-name="T3">U</text:span><text:span text:style-name="T4"> </text:span><text:span text:style-name="T4">发布事件</text:span></text:p>
            <text:p text:style-name="P2"><text:span text:style-name="T5">O</text:span><text:span text:style-name="T6"> </text:span><text:span text:style-name="T4">订阅事件</text:span></text:p>
          </draw:text-box>
        </draw:frame>
        <draw:custom-shape draw:style-name="gr2" draw:text-style-name="P6" draw:layer="layout" svg:width="5.5cm" svg:height="2.8cm" svg:x="13.4cm" svg:y="7.5cm">
          <text:p text:style-name="P4">FormMain</text:p>
          <text:p text:style-name="P4"><text:span text:style-name="T4">管理服务器配置</text:span></text:p>
          <text:p text:style-name="P5"><text:span text:style-name="T7">O</text:span><text:span text:style-name="T8">OnSettingChange </text:span><text:span text:style-name="T9">更新界面</text:span></text:p>
          <text:p text:style-name="P5"><text:span text:style-name="T7">O</text:span><text:span text:style-name="T8">OnCoreStatChange </text:span><text:span text:style-name="T9">更新界面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2.7cm" svg:y="15.1cm">
          <text:p text:style-name="P4">Setting</text:p>
          <text:p text:style-name="P4"><text:span text:style-name="T10">存取各设置值</text:span></text:p>
          <text:p text:style-name="P5"><text:span text:style-name="T11">U </text:span><text:span text:style-name="T8">OnSettingChange</text:span></text:p>
          <text:p text:style-name="P5"><text:span text:style-name="T11">U </text:span><text:span text:style-name="T8">OnRequireCoreRestart</text:span></text:p>
          <text:p text:style-name="P5"><text:span text:style-name="T11">U </text:span><text:span text:style-name="T8">OnLog</text:span></text:p>
          <text:p text:style-name="P5"><text:span text:style-name="T8"/></text:p>
          <text:p text:style-name="P5"><text:span text:style-name="T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2cm" svg:height="5.2cm" svg:x="2.7cm" svg:y="6.5cm">
          <text:p text:style-name="P4">Core</text:p>
          <text:p text:style-name="P4"><text:span text:style-name="T4">启动</text:span><text:span text:style-name="T4">/</text:span><text:span text:style-name="T4">停止</text:span><text:span text:style-name="T4">v2ray-core</text:span></text:p>
          <text:p text:style-name="P5"><text:span text:style-name="T11">U </text:span><text:span text:style-name="T8">OnCoreStatChange</text:span></text:p>
          <text:p text:style-name="P5"><text:span text:style-name="T7">O</text:span><text:span text:style-name="T11"> </text:span><text:span text:style-name="T8">OnRequireCoreRestart</text:span></text:p>
          <text:p text:style-name="P5"><text:span text:style-name="T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5.5cm" svg:height="2.8cm" svg:x="13.4cm" svg:y="11.6cm">
          <text:p text:style-name="P4">FormConfiger</text:p>
          <text:p text:style-name="P4"><text:span text:style-name="T4">配置编辑器</text:span></text:p>
          <text:p text:style-name="P5"><text:span text:style-name="T7">O</text:span><text:span text:style-name="T8">OnSettingChange </text:span><text:span text:style-name="T9">更菜单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cm" svg:height="2.8cm" svg:x="13.4cm" svg:y="15.6cm">
          <text:p text:style-name="P4">FormQRCode</text:p>
          <text:p text:style-name="P4"><text:span text:style-name="T4">生成显示二维码</text:span></text:p>
          <text:p text:style-name="P5"><text:span text:style-name="T7">O</text:span><text:span text:style-name="T8">OnSettingChange </text:span><text:span text:style-name="T9">更新界面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cm" svg:height="2.8cm" svg:x="13.4cm" svg:y="19.3cm">
          <text:p text:style-name="P4">FormLog</text:p>
          <text:p text:style-name="P4"><text:span text:style-name="T4">显示日志</text:span></text:p>
          <text:p text:style-name="P5"><text:span text:style-name="T7">O</text:span><text:span text:style-name="T8">OnLog </text:span><text:span text:style-name="T9">打印出日志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cm" svg:height="3.8cm" svg:x="13.4cm" svg:y="23.3cm">
          <text:p text:style-name="P4"><text:span text:style-name="T12">FormDownloadCore</text:span></text:p>
          <text:p text:style-name="P4"><text:span text:style-name="T4">下载更新</text:span><text:span text:style-name="T4">v2ray-core</text:span></text:p>
          <text:p text:style-name="P5"><text:span text:style-name="T7">O</text:span><text:span text:style-name="T11"> </text:span><text:span text:style-name="T8">OnProgress </text:span><text:span text:style-name="T9">显示下载进度</text:span></text:p>
          <text:p text:style-name="P5"><text:span text:style-name="T7">O</text:span><text:span text:style-name="T11"> </text:span><text:span text:style-name="T8">OnDownloadCompleted</text:span></text:p>
          <text:p text:style-name="P5"><text:span text:style-name="T7">O</text:span><text:span text:style-name="T11"> </text:span><text:span text:style-name="T8">OnDownloadCancelled</text:span></text:p>
          <text:p text:style-name="P5"><text:span text:style-name="T7">O</text:span><text:span text:style-name="T11"> </text:span><text:span text:style-name="T8">OnDownloadFail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2.7cm" svg:y="22.6cm">
          <text:p text:style-name="P4">Downloader</text:p>
          <text:p text:style-name="P4"><text:span text:style-name="T4">下载</text:span><text:span text:style-name="T4">v2ray-core</text:span></text:p>
          <text:p text:style-name="P5"><text:span text:style-name="T11">U </text:span><text:span text:style-name="T8">OnProgress</text:span></text:p>
          <text:p text:style-name="P5"><text:span text:style-name="T11">U </text:span><text:span text:style-name="T8">OnDownloadCompleted</text:span></text:p>
          <text:p text:style-name="P5"><text:span text:style-name="T11">U </text:span><text:span text:style-name="T8">OnDownloadCancelled</text:span></text:p>
          <text:p text:style-name="P5"><text:span text:style-name="T11">U </text:span><text:span text:style-name="T8">OnDownloadF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3cm" svg:y1="11.7cm" svg:x2="5.3cm" svg:y2="15.1cm">
          <text:p/>
        </draw:line>
        <draw:line draw:style-name="gr5" draw:text-style-name="P6" draw:layer="layout" svg:x1="13.4cm" svg:y1="8.9cm" svg:x2="7.1cm" svg:y2="15.9cm">
          <text:p/>
        </draw:line>
        <draw:line draw:style-name="gr5" draw:text-style-name="P6" draw:layer="layout" svg:x1="13.4cm" svg:y1="13cm" svg:x2="7.6cm" svg:y2="16.4cm">
          <text:p/>
        </draw:line>
        <draw:line draw:style-name="gr5" draw:text-style-name="P6" draw:layer="layout" svg:x1="13.3cm" svg:y1="17.1cm" svg:x2="7.8cm" svg:y2="17.7cm">
          <text:p/>
        </draw:line>
        <draw:line draw:style-name="gr5" draw:text-style-name="P6" draw:layer="layout" svg:x1="5.3cm" svg:y1="22.6cm" svg:x2="5.3cm" svg:y2="20.3cm">
          <text:p/>
        </draw:line>
        <draw:line draw:style-name="gr5" draw:text-style-name="P6" draw:layer="layout" svg:x1="13.4cm" svg:y1="20.9cm" svg:x2="7.6cm" svg:y2="18.9cm">
          <text:p/>
        </draw:line>
        <draw:line draw:style-name="gr5" draw:text-style-name="P6" draw:layer="layout" svg:x1="13.4cm" svg:y1="25.3cm" svg:x2="7.9cm" svg:y2="25.3cm">
          <text:p/>
        </draw:line>
        <draw:frame draw:style-name="gr6" draw:text-style-name="P7" draw:layer="layout" svg:width="4.853cm" svg:height="0.9cm" draw:transform="rotate (0.830776723949301) translate (8.4cm 13.493cm)">
          <draw:text-box>
            <text:p><text:span text:style-name="T8">setting.ActivateServer</text:span></text:p>
          </draw:text-box>
        </draw:frame>
        <draw:frame draw:style-name="gr7" draw:text-style-name="P7" draw:layer="layout" svg:width="4.853cm" svg:height="0.729cm" svg:x="5.347cm" svg:y="21.171cm">
          <draw:text-box>
            <text:p><text:span text:style-name="T8">setting.ActivateServer</text:span></text:p>
          </draw:text-box>
        </draw:frame>
        <draw:frame draw:style-name="gr8" draw:text-style-name="P8" draw:layer="layout" svg:width="10.728cm" svg:height="1.089cm" svg:x="5.1cm" svg:y="1.611cm">
          <draw:text-box>
            <text:p text:style-name="P4">V2RayGCon v1.0.5 各模块调用概况</text:p>
          </draw:text-box>
        </draw:frame>
        <draw:frame draw:style-name="gr8" draw:text-style-name="P9" draw:layer="layout" svg:width="10.707cm" svg:height="1.712cm" svg:x="2.7cm" svg:y="3.688cm">
          <draw:text-box>
            <text:p><text:span text:style-name="T13">注</text:span><text:span text:style-name="T13">:</text:span></text:p>
            <text:p><text:span text:style-name="T13"><text:s text:c="4"/></text:span><text:span text:style-name="T13">setting.ActivateServer</text:span><text:span text:style-name="T13">通过</text:span><text:span text:style-name="T13">OnRequireCoreRestart</text:span><text:span text:style-name="T13">重启内核</text:span></text:p>
            <text:p><text:span text:style-name="T13"><text:s text:c="4"/></text:span><text:span text:style-name="T13">setting.SenLog </text:span><text:span text:style-name="T13">等比较简单的调用未在图中画出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family-generic="roman" style:font-pitch="variable" style:font-charset="x-symbol"/>
    <style:font-face style:name="NSimSun" svg:font-family="NSimSu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1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1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5T13:32:50.405000000</meta:creation-date>
    <dc:date>2018-06-25T16:01:22.267000000</dc:date>
    <meta:editing-duration>PT7M46S</meta:editing-duration>
    <meta:editing-cycles>2</meta:editing-cycles>
    <meta:generator>LibreOffice/5.4.5.1$Windows_X86_64 LibreOffice_project/79c9829dd5d8054ec39a82dc51cd9eff340dbee8</meta:generator>
    <meta:document-statistic meta:object-count="20"/>
  </office:meta>
</office:document-meta>
</file>